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 style:list-style-name="L1">
      <style:paragraph-properties fo:margin-left="0in" fo:margin-right="0in" fo:text-indent="0in" style:auto-text-indent="false"/>
    </style:style>
    <style:style style:name="P7" style:family="paragraph" style:parent-style-name="Standard" style:list-style-name="L2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eb Faruki</text:p>
      <text:p text:style-name="P4">Dr. Xiaolan Zhang</text:p>
      <text:p text:style-name="P4">Data Comm &amp; Networks</text:p>
      <text:p text:style-name="P4">24 September 2013</text:p>
      <text:p text:style-name="P5">HTTP Lab</text:p>
      <text:p text:style-name="P2"/>
      <text:p text:style-name="P2">1. <text:tab/>Running HTTP 1.1</text:p>
      <text:p text:style-name="P2">2. <text:tab/>en-US</text:p>
      <text:p text:style-name="P2">3. <text:tab/>source-computer: 10.10.3.73<text:tab/>gaia.cs.umass.edu: 128.119.245.12</text:p>
      <text:p text:style-name="P2">4. <text:tab/>HTTP/1.1 404 Not found, <text:tab/>HTTP/1.1 200 OK</text:p>
      <text:p text:style-name="P2">5.<text:tab/>Modified 19:10:01 GMT on 9/13/2013</text:p>
      <text:p text:style-name="P2">6.<text:tab/>128 bytes</text:p>
      <text:list xml:id="list444682031" text:style-name="L1">
        <text:list-item>
          <text:p text:style-name="P3">Yes, the packet listing window displays the HTTP headers for packets. Packet details shows collapsible folders for each header (each header corresponding to a layer).</text:p>
        </text:list-item>
        <text:list-item>
          <text:p text:style-name="P3">Yes.</text:p>
        </text:list-item>
        <text:list-item>
          <text:p text:style-name="P3">Yes, it explicitly displays the file contents in the packet bytes window.</text:p>
        </text:list-item>
        <text:list-item>
          <text:p text:style-name="P6"><text:span text:style-name="T1">Yes, </text:span><text:span text:style-name="T3">If-Modified-Since: Fri, 20 Sep 2013 16:50:46 GMT</text:span><text:span text:style-name="T2">.</text:span></text:p>
        </text:list-item>
        <text:list-item>
          <text:p text:style-name="P6"><text:span text:style-name="T2">HTTP/1.1 304 Not modified</text:span></text:p>
        </text:list-item>
        <text:list-item>
          <text:p text:style-name="P6"><text:span text:style-name="T2">One GET message. Packet no. 375.</text:span></text:p>
        </text:list-item>
        <text:list-item>
          <text:p text:style-name="P6"><text:span text:style-name="T2">Packet no. 386.</text:span></text:p>
        </text:list-item>
        <text:list-item>
          <text:p text:style-name="P6"><text:span text:style-name="T2">HTTP/1.1 200 OK</text:span></text:p>
        </text:list-item>
        <text:list-item>
          <text:p text:style-name="P6"><text:span text:style-name="T2">4 TCP segments.</text:span></text:p>
        </text:list-item>
        <text:list-item>
          <text:p text:style-name="P6"><text:span text:style-name="T2">3 GET messages.</text:span></text:p>
        </text:list-item>
      </text:list>
      <text:p text:style-name="P1"><text:span text:style-name="T2"><text:tab/>/wireshark-labs/HTTP-wireshark-file4.html</text:span></text:p>
      <text:p text:style-name="P1"><text:span text:style-name="T2"><text:tab/>/assets/hip/us/hip_us_pearsonhighered/images/pearson_logo.gif</text:span></text:p>
      <text:p text:style-name="P1"><text:span text:style-name="T2"><text:tab/>/~kurose/cover_5th_ed.jpg</text:span></text:p>
      <text:list xml:id="list807001374" text:style-name="L2">
        <text:list-item>
          <text:p text:style-name="P7"><text:span text:style-name="T2">Yes. It sends a HTTP/1.1 200 OK response packet for a .gif file and a .jpg file.</text:span></text:p>
        </text:list-item>
        <text:list-item>
          <text:p text:style-name="P7"><text:span text:style-name="T2">HTTP/1.1 200 OK</text:span></text:p>
        </text:list-item>
        <text:list-item>
          <text:p text:style-name="P7"><text:span text:style-name="T2">Authoriz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2:30:37</meta:creation-date>
    <dc:date>2013-09-24T13:29:01</dc:date>
    <meta:editing-duration>PT57M16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1" meta:paragraph-count="27" meta:word-count="147" meta:character-count="950" meta:non-whitespace-character-count="835"/>
  </office:meta>
</office:document-meta>
</file>